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77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745cm"/>
    </style:style>
    <style:style style:name="co5" style:family="table-column">
      <style:table-column-properties fo:break-before="auto" style:column-width="5.4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ＭＳ ゴシック" style:font-name-asian="ＭＳ ゴシック"/>
    </style:style>
    <style:style style:name="ce2" style:family="table-cell" style:parent-style-name="Default">
      <style:text-properties style:font-name="ＭＳ ゴシック" fo:font-weight="bold" style:font-name-asian="ＭＳ ゴシック" style:font-weight-asian="bold" style:font-weight-complex="bold"/>
    </style:style>
    <style:style style:name="ce3" style:family="table-cell" style:parent-style-name="Default">
      <style:text-properties style:font-name="ＭＳ ゴシック" style:font-name-asian="ＭＳ ゴシック" style:font-name-complex="Tahoma"/>
    </style:style>
    <style:style style:name="ce4" style:family="table-cell" style:parent-style-name="Default">
      <style:table-cell-properties fo:background-color="#cccccc"/>
      <style:text-properties style:font-name="ＭＳ ゴシック" style:font-name-asian="ＭＳ ゴシック" style:font-name-complex="Tahoma"/>
    </style:style>
    <style:style style:name="ce5" style:family="table-cell" style:parent-style-name="Default">
      <style:table-cell-properties fo:background-color="#cccccc"/>
      <style:text-properties style:font-name="ＭＳ ゴシック" style:font-name-asian="ＭＳ ゴシック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avigation timing</text:p>
          </table:table-cell>
          <table:table-cell table:style-name="ce2" office:value-type="string">
            <text:p>resource timing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connectStar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secureConnectionStar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connectEnd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requestStar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responseStar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responseEnd</text:p>
          </table:table-cell>
          <table:table-cell/>
          <table:table-cell table:style-name="Default"/>
          <table:table-cell table:number-columns-repeated="7"/>
          <table:table-cell table:style-name="Default" table:number-columns-repeated="5"/>
          <table:table-cell table:number-columns-repeated="1007"/>
        </table:table-row>
        <table:table-row table:style-name="ro1" table:number-rows-repeated="5">
          <table:table-cell table:number-columns-repeated="6"/>
          <table:table-cell table:style-name="Default" table:number-columns-repeated="11"/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4"/>
          <table:table-cell table:style-name="Default" table:number-columns-repeated="11"/>
          <table:table-cell table:number-columns-repeated="100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2" office:value-type="string">
            <text:p>リソースのバリエーション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１個のJS</text:p>
          </table:table-cell>
          <table:table-cell office:value-type="string">
            <text:p>HTMLのresponseEnd</text:p>
          </table:table-cell>
          <table:table-cell table:style-name="ce3" office:value-type="string">
            <text:p>読込み終了</text:p>
          </table:table-cell>
          <table:table-cell table:style-name="ce3" office:value-type="string">
            <text:p>スクリプトの実行タイミング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１個の画像</text:p>
          </table:table-cell>
          <table:table-cell office:value-type="string">
            <text:p>HTMLのresponseEnd</text:p>
          </table:table-cell>
          <table:table-cell table:style-name="ce3" office:value-type="string">
            <text:p>読込み終了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大量のJS</text:p>
          </table:table-cell>
          <table:table-cell office:value-type="string">
            <text:p>HTMLのresponseEnd</text:p>
          </table:table-cell>
          <table:table-cell office:value-type="string">
            <text:p>最後のスクリプトの読込み終了</text:p>
          </table:table-cell>
          <table:table-cell table:style-name="ce3" office:value-type="string">
            <text:p>最後のスクリプトの実行タイミング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大量の画像</text:p>
          </table:table-cell>
          <table:table-cell office:value-type="string">
            <text:p>HTMLのresponseEnd</text:p>
          </table:table-cell>
          <table:table-cell office:value-type="string">
            <text:p>最後の読込み終了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大量のJSを結合</text:p>
          </table:table-cell>
          <table:table-cell office:value-type="string">
            <text:p>HTMLのresponseEnd</text:p>
          </table:table-cell>
          <table:table-cell table:style-name="ce3" office:value-type="string">
            <text:p>読込み終了</text:p>
          </table:table-cell>
          <table:table-cell table:style-name="ce3" office:value-type="string">
            <text:p>最後のスクリプトの実行タイミング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大量の画像を結合</text:p>
          </table:table-cell>
          <table:table-cell office:value-type="string">
            <text:p>HTMLのresponseEnd</text:p>
          </table:table-cell>
          <table:table-cell table:style-name="ce3" office:value-type="string">
            <text:p>読込み終了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サーバのバリエーション</text:p>
          </table:table-cell>
          <table:table-cell office:value-type="string">
            <text:p>リバースプロキシ</text:p>
          </table:table-cell>
          <table:table-cell office:value-type="string">
            <text:p>遅延のバリエーション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TTP/1.1</text:p>
          </table:table-cell>
          <table:table-cell office:value-type="string">
            <text:p>なし</text:p>
          </table:table-cell>
          <table:table-cell office:value-type="string">
            <text:p>２通り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TTP/2</text:p>
          </table:table-cell>
          <table:table-cell office:value-type="string">
            <text:p>なし</text:p>
          </table:table-cell>
          <table:table-cell office:value-type="string">
            <text:p>２通り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TTP/2+PUSH_PROMISE</text:p>
          </table:table-cell>
          <table:table-cell office:value-type="string">
            <text:p>なし</text:p>
          </table:table-cell>
          <table:table-cell office:value-type="string">
            <text:p>２通り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HTTP/2+HTTP/1.1</text:p>
          </table:table-cell>
          <table:table-cell office:value-type="string">
            <text:p>あり</text:p>
          </table:table-cell>
          <table:table-cell table:style-name="ce3" office:value-type="string">
            <text:p>４通り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HTTP/2+HTTP/1.1+PUSH_PROMISE</text:p>
          </table:table-cell>
          <table:table-cell office:value-type="string">
            <text:p>あり</text:p>
          </table:table-cell>
          <table:table-cell table:style-name="ce3" office:value-type="string">
            <text:p>４通り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HTTP/2+HTTP/2</text:p>
          </table:table-cell>
          <table:table-cell table:style-name="ce5" office:value-type="string">
            <text:p>あり</text:p>
          </table:table-cell>
          <table:table-cell table:style-name="ce4" office:value-type="string">
            <text:p>４通り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HTTP/2+HTTP/2+PUSH_PROMISE</text:p>
          </table:table-cell>
          <table:table-cell table:style-name="ce5" office:value-type="string">
            <text:p>あり</text:p>
          </table:table-cell>
          <table:table-cell table:style-name="ce4" office:value-type="string">
            <text:p>４通り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>
            <text:p>遅延のバリエーション</text:p>
          </table:table-cell>
          <table:table-cell office:value-type="string">
            <text:p>クライアントから</text:p>
          </table:table-cell>
          <table:table-cell office:value-type="string">
            <text:p>プロキシから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リバースプロキシなし</text:p>
          </table:table-cell>
          <table:table-cell office:value-type="string">
            <text:p>長い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リバースプロキシなし</text:p>
          </table:table-cell>
          <table:table-cell office:value-type="string">
            <text:p>短い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リバースプロキシあり</text:p>
          </table:table-cell>
          <table:table-cell table:number-columns-repeated="2" office:value-type="string">
            <text:p>長い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リバースプロキシあり</text:p>
          </table:table-cell>
          <table:table-cell office:value-type="string">
            <text:p>長い</text:p>
          </table:table-cell>
          <table:table-cell office:value-type="string">
            <text:p>短い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リバースプロキシあり</text:p>
          </table:table-cell>
          <table:table-cell office:value-type="string">
            <text:p>短い</text:p>
          </table:table-cell>
          <table:table-cell office:value-type="string">
            <text:p>長い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リバースプロキシあり</text:p>
          </table:table-cell>
          <table:table-cell table:number-columns-repeated="2" office:value-type="string">
            <text:p>短い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>
            <text:p>キャッシュ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>
            <text:p>あり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office:value-type="string">
            <text:p>なし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6*(3*2+2*4)*2</text:p>
          </table:table-cell>
          <table:table-cell office:value-type="string">
            <text:p>132通り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2015/03/11</text:date>, <text:time>23:0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23:08:09.50</meta:creation-date>
    <meta:editing-duration>P0D</meta:editing-duration>
    <meta:editing-cycles>1</meta:editing-cycles>
    <meta:generator>OpenOffice/4.1.1$Win32 OpenOffice.org_project/411m6$Build-9775</meta:generator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